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EB00000135D072F21EC71479FD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8.292cm" style:type="center"/>
          <style:tab-stop style:position="12.885cm"/>
          <style:tab-stop style:position="15cm" style:type="right"/>
        </style:tab-stops>
      </style:paragraph-properties>
    </style:style>
    <style:style style:name="P3" style:family="paragraph" style:parent-style-name="Footer">
      <style:text-properties fo:font-size="8pt" fo:font-style="italic" style:font-size-asian="8pt" style:font-style-asian="italic" style:font-size-complex="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fo:font-weight="bold" style:font-size-asian="12pt" style:font-weight-asian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12pt" fo:language="pt" fo:country="BR" style:font-size-asian="12pt"/>
    </style:style>
    <style:style style:name="P14" style:family="paragraph" style:parent-style-name="Standard">
      <style:text-properties fo:font-size="12pt" fo:language="en" fo:country="US" style:font-size-asian="12pt" style:language-asian="zh" style:country-asian="CN" style:font-size-complex="12pt"/>
    </style:style>
    <style:style style:name="P15" style:family="paragraph" style:parent-style-name="Standard"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fo:language="en" fo:country="US" fo:font-weight="normal" style:font-size-asian="12pt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0.741cm"/>
        </style:tab-stops>
      </style:paragraph-properties>
      <style:text-properties fo:font-size="12pt" fo:font-weight="normal" style:font-size-asian="12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41cm"/>
        </style:tab-stops>
      </style:paragraph-properties>
      <style:text-properties fo:font-size="12pt" fo:font-weight="normal" style:font-size-asian="12pt" style:font-weight-asian="normal" style:font-weight-complex="normal"/>
    </style:style>
    <style:style style:name="P19" style:family="paragraph" style:parent-style-name="Standard">
      <style:text-properties fo:color="#0000ff" fo:font-size="12pt" fo:language="pt" fo:country="PT" style:text-underline-style="solid" style:text-underline-width="auto" style:text-underline-color="font-color" style:font-size-asian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>
        <style:tab-stops>
          <style:tab-stop style:position="0.741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0.74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Body_20_Text_20_2">
      <style:paragraph-properties fo:orphans="0" fo:widows="0">
        <style:tab-stops/>
      </style:paragraph-properties>
    </style:style>
    <style:style style:name="P26" style:family="paragraph" style:parent-style-name="Body_20_Text_20_2">
      <style:paragraph-properties>
        <style:tab-stops>
          <style:tab-stop style:position="0.751cm"/>
        </style:tab-stops>
      </style:paragraph-properties>
    </style:style>
    <style:style style:name="P27" style:family="paragraph" style:parent-style-name="Body_20_Text_20_2">
      <style:paragraph-properties fo:text-align="justify" style:justify-single-word="false" fo:orphans="0" fo:widows="0">
        <style:tab-stops/>
      </style:paragraph-properties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/>
    </style:style>
    <style:style style:name="P29" style:family="paragraph" style:parent-style-name="Standard">
      <style:paragraph-properties>
        <style:tab-stops>
          <style:tab-stop style:position="0.741cm"/>
        </style:tab-stops>
      </style:paragraph-properties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741cm"/>
        </style:tab-stops>
      </style:paragraph-properties>
      <style:text-properties fo:font-size="12pt" fo:font-weight="bold" officeooo:rsid="001ee836" officeooo:paragraph-rsid="001ee836" style:font-size-asian="12pt" style:font-weight-asian="bold" style:font-weight-complex="bold"/>
    </style:style>
    <style:style style:name="P31" style:family="paragraph" style:parent-style-name="Standard">
      <style:text-properties fo:font-size="12pt" fo:font-weight="bold" officeooo:paragraph-rsid="001ee836" style:letter-kerning="true" style:font-size-asian="12pt" style:font-weight-asian="bold" style:font-size-complex="12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741cm"/>
        </style:tab-stops>
      </style:paragraph-properties>
      <style:text-properties fo:font-size="12pt" fo:font-weight="normal" style:font-size-asian="12pt" style:font-weight-asian="normal" style:font-weight-complex="normal"/>
    </style:style>
    <style:style style:name="P33" style:family="paragraph" style:parent-style-name="Standard">
      <style:text-properties fo:font-size="12pt" fo:language="en" fo:country="US" style:font-size-asian="12pt" style:language-asian="zh" style:country-asian="CN" style:font-size-complex="12pt"/>
    </style:style>
    <style:style style:name="P34" style:family="paragraph" style:parent-style-name="Standard">
      <style:text-properties fo:font-size="12pt" fo:language="en" fo:country="US" officeooo:rsid="001ee836" officeooo:paragraph-rsid="001ee836" style:font-size-asian="12pt" style:language-asian="zh" style:country-asian="CN" style:font-size-complex="12pt"/>
    </style:style>
    <style:style style:name="P35" style:family="paragraph" style:parent-style-name="Standard">
      <style:text-properties fo:font-size="12pt" fo:language="en" fo:country="US" officeooo:rsid="001ee836" officeooo:paragraph-rsid="001f2bdb" style:font-size-asian="12pt" style:language-asian="zh" style:country-asian="CN" style:font-size-complex="12pt"/>
    </style:style>
    <style:style style:name="P36" style:family="paragraph" style:parent-style-name="Standard">
      <style:text-properties fo:font-size="12pt" fo:language="en" fo:country="US" officeooo:rsid="001ff95e" officeooo:paragraph-rsid="001ff95e" style:font-size-asian="12pt" style:language-asian="zh" style:country-asian="CN" style:font-size-complex="12pt"/>
    </style:style>
    <style:style style:name="P37" style:family="paragraph" style:parent-style-name="Standard">
      <style:text-properties fo:font-size="12pt" fo:language="en" fo:country="US" officeooo:paragraph-rsid="001ff95e" style:font-size-asian="12pt" style:language-asian="zh" style:country-asian="CN" style:font-size-complex="12pt"/>
    </style:style>
    <style:style style:name="P38" style:family="paragraph" style:parent-style-name="Standard"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9" style:family="paragraph" style:parent-style-name="Standard">
      <style:text-properties fo:font-size="12pt" fo:language="en" fo:country="US" fo:font-weight="normal" officeooo:paragraph-rsid="001ee836" style:letter-kerning="true" style:font-size-asian="12pt" style:language-asian="zh" style:country-asian="CN" style:font-weight-asian="normal" style:font-size-complex="12pt" style:font-weight-complex="bold"/>
    </style:style>
    <style:style style:name="P40" style:family="paragraph" style:parent-style-name="Standard">
      <style:text-properties fo:font-size="12pt" fo:language="en" fo:country="US" fo:font-weight="normal" officeooo:rsid="00205d63" officeooo:paragraph-rsid="00205d63" style:font-size-asian="12pt" style:language-asian="zh" style:country-asian="CN" style:font-weight-asian="normal" style:font-size-complex="12pt" style:font-weight-complex="normal"/>
    </style:style>
    <style:style style:name="P41" style:family="paragraph" style:parent-style-name="Standard">
      <style:text-properties fo:font-size="12pt" fo:language="en" fo:country="US" fo:font-style="italic" fo:font-weight="normal" officeooo:rsid="00205d63" officeooo:paragraph-rsid="00205d63" style:font-size-asian="12pt" style:language-asian="zh" style:country-asian="CN" style:font-style-asian="italic" style:font-weight-asian="normal" style:font-size-complex="12pt" style:font-weight-complex="normal"/>
    </style:style>
    <style:style style:name="P42" style:family="paragraph" style:parent-style-name="Standard">
      <style:text-properties fo:font-size="12pt" officeooo:paragraph-rsid="001ee836" style:font-size-asian="12pt"/>
    </style:style>
    <style:style style:name="P43" style:family="paragraph" style:parent-style-name="Standard">
      <style:text-properties fo:font-size="12pt" officeooo:paragraph-rsid="001f2bdb" style:font-size-asian="12pt" style:font-size-complex="12pt"/>
    </style:style>
    <style:style style:name="P44" style:family="paragraph" style:parent-style-name="Standard">
      <style:text-properties fo:font-size="12pt" officeooo:paragraph-rsid="001ff95e" style:font-size-asian="12pt" style:font-size-complex="12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officeooo:rsid="00205d63" officeooo:paragraph-rsid="00205d63" style:font-size-asian="12pt"/>
    </style:style>
    <style:style style:name="P46" style:family="paragraph" style:parent-style-name="Standard">
      <style:text-properties fo:font-size="12pt" fo:font-style="italic" fo:font-weight="bold" officeooo:paragraph-rsid="001ee836" style:letter-kerning="true" style:font-size-asian="12pt" style:font-style-asian="italic" style:font-weight-asian="bold" style:font-size-complex="12pt"/>
    </style:style>
    <style:style style:name="P47" style:family="paragraph" style:parent-style-name="Standard">
      <style:text-properties fo:font-size="12pt" fo:font-style="italic" officeooo:paragraph-rsid="001ff95e" style:font-size-asian="12pt" style:font-style-asian="italic" style:font-size-complex="12pt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1" style:family="paragraph" style:parent-style-name="Standard">
      <style:text-properties fo:font-size="10pt" officeooo:paragraph-rsid="001ee836" style:letter-kerning="true" style:font-size-asian="10pt"/>
    </style:style>
    <style:style style:name="P52" style:family="paragraph" style:parent-style-name="Standard" style:list-style-name="WW8Num4">
      <style:paragraph-properties fo:margin-top="0.212cm" fo:margin-bottom="0cm" loext:contextual-spacing="false"/>
      <style:text-properties officeooo:paragraph-rsid="001ee836"/>
    </style:style>
    <style:style style:name="P53" style:family="paragraph" style:parent-style-name="Standard">
      <style:paragraph-properties fo:margin-top="0.212cm" fo:margin-bottom="0cm" loext:contextual-spacing="false"/>
      <style:text-properties officeooo:paragraph-rsid="001ee836"/>
    </style:style>
    <style:style style:name="P54" style:family="paragraph" style:parent-style-name="Heading_20_1" style:list-style-name="">
      <style:paragraph-properties fo:margin-left="0cm" fo:margin-right="0cm" fo:text-indent="0cm" style:auto-text-indent="false"/>
      <style:text-properties fo:font-size="12pt" fo:font-style="italic" fo:font-weight="normal" officeooo:paragraph-rsid="001ee836" style:letter-kerning="true" style:font-size-asian="12pt" style:font-style-asian="italic" style:font-weight-asian="normal" style:font-size-complex="12pt"/>
    </style:style>
    <style:style style:name="P55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  <style:text-properties fo:font-size="12pt" officeooo:paragraph-rsid="001ee836" style:font-size-asian="12pt" style:font-size-complex="12pt"/>
    </style:style>
    <style:style style:name="P56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  <style:text-properties fo:font-size="12pt" fo:font-weight="normal" officeooo:paragraph-rsid="001ee836" style:letter-kerning="true" style:font-size-asian="12pt" style:font-weight-asian="normal" style:font-size-complex="12pt"/>
    </style:style>
    <style:style style:name="P57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  <style:text-properties fo:font-size="12pt" fo:font-weight="normal" officeooo:paragraph-rsid="00205d63" style:font-size-asian="12pt" style:font-weight-asian="normal" style:font-size-complex="12pt" style:font-weight-complex="normal"/>
    </style:style>
    <style:style style:name="P58" style:family="paragraph" style:parent-style-name="Heading_20_5">
      <style:text-properties fo:font-size="12pt" fo:language="pt" fo:country="PT" style:font-size-asian="12pt"/>
    </style:style>
    <style:style style:name="P59" style:family="paragraph" style:parent-style-name="Heading_20_5">
      <style:text-properties fo:font-size="12pt" fo:language="pt" fo:country="BR" fo:font-weight="normal" style:font-size-asian="12pt" style:font-weight-asian="normal"/>
    </style:style>
    <style:style style:name="P60" style:family="paragraph" style:parent-style-name="Default">
      <style:text-properties fo:font-size="9pt" fo:font-style="italic" officeooo:paragraph-rsid="001ee836" style:font-size-asian="9pt" style:font-style-asian="italic" style:font-size-complex="9pt" style:font-style-complex="italic"/>
    </style:style>
    <style:style style:name="P61" style:family="paragraph" style:parent-style-name="Default">
      <style:text-properties fo:font-size="11pt" fo:font-style="italic" officeooo:paragraph-rsid="001ee836" style:font-size-asian="11pt" style:font-style-asian="italic" style:font-size-complex="11pt" style:font-style-complex="italic"/>
    </style:style>
    <style:style style:name="P62" style:family="paragraph" style:parent-style-name="Default">
      <style:text-properties fo:font-size="11pt" officeooo:paragraph-rsid="001ee836" style:font-size-asian="11pt" style:font-size-complex="11pt"/>
    </style:style>
    <style:style style:name="P63" style:family="paragraph" style:parent-style-name="Default">
      <style:text-properties fo:font-size="11pt" fo:language="en" fo:country="US" officeooo:rsid="001ee836" officeooo:paragraph-rsid="001ee836" style:font-size-asian="11pt" style:language-asian="zh" style:country-asian="CN" style:font-size-complex="11pt"/>
    </style:style>
    <style:style style:name="P64" style:family="paragraph" style:parent-style-name="References" style:list-style-name="WW8Num4">
      <style:paragraph-properties fo:text-align="justify" style:justify-single-word="false"/>
      <style:text-properties officeooo:paragraph-rsid="001ee836" style:font-size-complex="9pt"/>
    </style:style>
    <style:style style:name="P65" style:family="paragraph" style:parent-style-name="References" style:list-style-name="WW8Num4">
      <style:paragraph-properties fo:text-align="justify" style:justify-single-word="false"/>
      <style:text-properties officeooo:paragraph-rsid="001ee836"/>
    </style:style>
    <style:style style:name="P66" style:family="paragraph" style:parent-style-name="References" style:list-style-name="">
      <style:paragraph-properties fo:margin-left="0.635cm" fo:margin-right="0cm" fo:text-align="justify" style:justify-single-word="false" fo:text-indent="-0.635cm" style:auto-text-indent="false">
        <style:tab-stops>
          <style:tab-stop style:position="0.741cm"/>
        </style:tab-stops>
      </style:paragraph-properties>
      <style:text-properties fo:font-size="12pt" style:text-underline-style="solid" style:text-underline-width="auto" style:text-underline-color="font-color" fo:font-weight="normal" officeooo:rsid="001ee836" officeooo:paragraph-rsid="001ee836" style:font-size-asian="12pt" style:font-weight-asian="normal" style:font-size-complex="9pt" style:font-weight-complex="normal"/>
    </style:style>
    <style:style style:name="P67" style:family="paragraph" style:parent-style-name="References" style:list-style-name="">
      <style:paragraph-properties fo:margin-left="0.635cm" fo:margin-right="0cm" fo:text-align="justify" style:justify-single-word="false" fo:text-indent="-0.635cm" style:auto-text-indent="false"/>
      <style:text-properties officeooo:paragraph-rsid="001ee836" style:font-size-complex="9pt"/>
    </style:style>
    <style:style style:name="P68" style:family="paragraph" style:parent-style-name="References" style:list-style-name="">
      <style:paragraph-properties fo:margin-left="0.635cm" fo:margin-right="0cm" fo:text-align="justify" style:justify-single-word="false" fo:text-indent="-0.635cm" style:auto-text-indent="false"/>
      <style:text-properties officeooo:paragraph-rsid="001ee836"/>
    </style:style>
    <style:style style:name="P69" style:family="paragraph" style:parent-style-name="References" style:list-style-name="">
      <style:paragraph-properties fo:margin-left="1.27cm" fo:margin-right="0cm" fo:text-align="justify" style:justify-single-word="false" fo:text-indent="0cm" style:auto-text-indent="false"/>
      <style:text-properties officeooo:paragraph-rsid="001ee836"/>
    </style:style>
    <style:style style:name="P70" style:family="paragraph" style:parent-style-name="References" style:list-style-name="">
      <style:paragraph-properties fo:margin-left="1.27cm" fo:margin-right="0cm" fo:text-align="justify" style:justify-single-word="false" fo:text-indent="0cm" style:auto-text-indent="false"/>
      <style:text-properties officeooo:paragraph-rsid="001ee836" style:font-size-complex="9pt"/>
    </style:style>
    <style:style style:name="P71" style:family="paragraph" style:parent-style-name="References" style:list-style-name="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paragraph-rsid="001ee836" style:font-size-complex="9pt"/>
    </style:style>
    <style:style style:name="P72" style:family="paragraph" style:parent-style-name="Text_20_body_20_indent">
      <style:paragraph-properties fo:margin-left="0cm" fo:margin-right="0cm" fo:margin-top="0cm" fo:margin-bottom="0.212cm" loext:contextual-spacing="false" fo:text-indent="0cm" style:auto-text-indent="false"/>
      <style:text-properties fo:font-size="12pt" fo:language="pt" fo:country="BR" officeooo:paragraph-rsid="001ee836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pt" fo:country="BR" fo:font-weight="bold" style:font-size-asian="12pt" style:font-weight-asian="bold"/>
    </style:style>
    <style:style style:name="T4" style:family="text">
      <style:text-properties fo:font-size="12pt" fo:language="pt" fo:country="BR" fo:font-style="italic" style:font-size-asian="12pt" style:font-style-asian="italic"/>
    </style:style>
    <style:style style:name="T5" style:family="text">
      <style:text-properties fo:font-size="12pt" fo:language="pt" fo:country="BR" fo:font-style="italic" fo:font-weight="bold" style:font-size-asian="12pt" style:font-style-asian="italic" style:font-weight-asian="bold" style:font-weight-complex="bold"/>
    </style:style>
    <style:style style:name="T6" style:family="text">
      <style:text-properties fo:font-size="12pt" fo:language="pt" fo:country="BR" fo:font-style="italic" fo:font-weight="normal" style:font-size-asian="12pt" style:font-style-asian="italic" style:font-weight-asian="normal" style:font-weight-complex="normal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officeooo:rsid="001b1032" style:font-size-asian="12pt" style:font-style-asian="italic"/>
    </style:style>
    <style:style style:name="T9" style:family="text">
      <style:text-properties fo:font-size="12pt" fo:font-style="italic" fo:font-weight="bold" style:font-size-asian="12pt" style:font-style-asian="italic" style:font-weight-asian="bold"/>
    </style:style>
    <style:style style:name="T10" style:family="text">
      <style:text-properties fo:font-size="12pt" fo:font-weight="bold" style:font-size-asian="12pt" style:font-weight-asian="bold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en" fo:country="US" style:font-size-asian="12pt" style:language-asian="zh" style:country-asian="CN" style:font-size-complex="12pt"/>
    </style:style>
    <style:style style:name="T13" style:family="text"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T1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/>
    </style:style>
    <style:style style:name="T17" style:family="text">
      <style:text-properties fo:language="pt" fo:country="BR" fo:font-style="italic" officeooo:rsid="0022f81b" style:font-style-asian="italic"/>
    </style:style>
    <style:style style:name="T18" style:family="text">
      <style:text-properties fo:language="pt" fo:country="BR" fo:font-style="italic" fo:font-weight="bold" style:font-style-asian="italic" style:font-weight-asian="bold"/>
    </style:style>
    <style:style style:name="T19" style:family="text">
      <style:text-properties fo:language="pt" fo:country="BR" officeooo:rsid="0022f81b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letter-kerning="true" style:font-style-asian="italic" style:font-weight-asian="bold"/>
    </style:style>
    <style:style style:name="T23" style:family="text">
      <style:text-properties officeooo:rsid="001a535d"/>
    </style:style>
    <style:style style:name="T24" style:family="text">
      <style:text-properties officeooo:rsid="001ad97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size-complex="9pt"/>
    </style:style>
    <style:style style:name="T27" style:family="text">
      <style:text-properties style:font-size-complex="9pt"/>
    </style:style>
    <style:style style:name="T28" style:family="text">
      <style:text-properties fo:font-weight="normal" style:letter-kerning="true" style:font-weight-asian="normal"/>
    </style:style>
    <style:style style:name="T29" style:family="text">
      <style:text-properties fo:language="en" fo:country="US" fo:font-weight="bold" style:language-asian="zh" style:country-asian="CN" style:font-weight-asian="bold" style:font-size-complex="12pt" style:font-weight-complex="bold"/>
    </style:style>
    <style:style style:name="T30" style:family="text">
      <style:text-properties fo:language="en" fo:country="US" fo:font-weight="bold" officeooo:rsid="001ee836" style:language-asian="zh" style:country-asian="CN" style:font-weight-asian="bold" style:font-size-complex="12pt" style:font-weight-complex="bold"/>
    </style:style>
    <style:style style:name="T31" style:family="text">
      <style:text-properties fo:language="en" fo:country="US" fo:font-weight="normal" officeooo:rsid="001ee836" style:language-asian="zh" style:country-asian="CN" style:font-weight-asian="normal" style:font-size-complex="12pt" style:font-weight-complex="normal"/>
    </style:style>
    <style:style style:name="T32" style:family="text">
      <style:text-properties style:letter-kerning="true"/>
    </style:style>
    <style:style style:name="T33" style:family="text">
      <style:text-properties officeooo:rsid="002180c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6"/>
      <text:h text:style-name="P58" text:outline-level="5">Eglom Sostenes Pereira da Silva</text:h>
      <text:h text:style-name="P59" text:outline-level="5">Universidade Estadual de Santa Cruz - UESC</text:h>
      <text:p text:style-name="P5">Rodovia Jorge Amado, Km 16 – CEP 45662-900 – Ilhéus, BA<text:line-break/><text:a xlink:type="simple" xlink:href="mailto:eglomsostenes@gmail.com" text:style-name="Internet_20_link" text:visited-style-name="Visited_20_Internet_20_Link"><text:span text:style-name="Internet_20_link">eglomsostenes@gmail.com</text:span></text:a></text:p>
      <text:p text:style-name="P19"/>
      <text:p text:style-name="P19"/>
      <text:section text:style-name="Sect1" text:name="Seção1">
        <text:p text:style-name="P25"><text:span text:style-name="T18">Resumo.</text:span><text:span text:style-name="T16"> O presente relatório é um tutorial explicando como instalar </text:span><text:span text:style-name="T17">e utilizar </text:span><text:span text:style-name="T16">ferramentas práticas de desenvolvimento de trabalhos, tais como: gcc, gdb, nasm, objdump, kdbg, editor de texto (Atom) e bless editor (hexadeimal) nos sistemas operacionais GNU/Linux utilizando linhas de comando no terminal. <text:s text:c="2"/></text:span></text:p>
        <text:p text:style-name="Standard"><text:span text:style-name="T9">Palavras-chave:</text:span><text:span text:style-name="T7"> Terminal, </text:span><text:span text:style-name="T8">linux</text:span><text:span text:style-name="T7">. </text:span></text:p>
        <text:p text:style-name="P9"/>
        <text:p text:style-name="P10">1.<text:tab/>INTRODUÇÃO</text:p>
        <text:p text:style-name="P26"><text:span text:style-name="T3"><text:tab/></text:span><text:span text:style-name="T15">A necessidade de desenvolver aplicações e trabalhos informatizados aumenta exponencialmente de acordo com o avanço dos tempos. Entretanto, esse crescimento requer profissionais competentes e uma maneira mais uniforme de solucionar problemas e resolver trabalhos que são categorizados pela dinâmica de grupos. Através disso, foi elaborado um tutorial de como instalar </text:span><text:span text:style-name="T19">e utilizar </text:span><text:span text:style-name="T15">várias ferramentas de desenvolvimento e afins nos sistemas operacionais GNU/Linux.</text:span></text:p>
        <text:p text:style-name="P13"/>
        <text:p text:style-name="P24">2.<text:tab/>METODOLOGIA </text:p>
        <text:p text:style-name="P7"><text:tab/>A metodologia utilizada na pesquisa de desenvolvimento do tutorial foi <text:span text:style-name="T23">mostrar o passo a passo da instalação de disciplinas de fundamental importância na área da computação e do entendimento e manipulação de Software Básico (SWB)</text:span>. <text:span text:style-name="T23">Para desenvolvimento do tutorial foram realizadas as variadas instalações e explicações do funcionamento das aplicações mencionadas.</text:span></text:p>
        <text:p text:style-name="P7"><text:s/></text:p>
        <text:p text:style-name="P11">3. RESULTADOS E DISCUSSÕES</text:p>
        <text:p text:style-name="P7"/>
        <text:p text:style-name="P7"><text:tab/>Neste sistema todas as instalações foram realizadas através de linhas de comando no terminal.</text:p>
        <text:p text:style-name="P7"><text:tab/>O gcc por padrão já vem instalado no Linux.</text:p>
        <text:p text:style-name="P20"><text:span text:style-name="T1"><text:tab/>A instalação do </text:span><text:span text:style-name="T10">gbd</text:span><text:span text:style-name="T1"> funciona da seguinte maneira:</text:span></text:p>
        <text:p text:style-name="P14">Primeiro vamos abrir o terminal digitando:</text:p>
        <text:p text:style-name="P15">Ctrl+Alt+t</text:p>
        <text:p text:style-name="P14">você precisa executar os seguintes comandos:</text:p>
        <text:p text:style-name="P14">1º Vamos atualizar todo o seu sistema com o comando:</text:p>
        <text:p text:style-name="P15">sudo apt-get update</text:p>
        <text:p text:style-name="Standard"><text:span text:style-name="T12">2º Instalando o </text:span><text:span text:style-name="T2">gdb </text:span><text:span text:style-name="T12">com o comando abaixo:</text:span></text:p>
        <text:p text:style-name="Standard"><text:span text:style-name="T13">sudo apt-get install </text:span><text:span text:style-name="T11">gdb</text:span></text:p>
        <text:p text:style-name="P14">Pronto, seu programa está instalado.</text:p>
        <text:p text:style-name="P14"/>
        <text:p text:style-name="P34">Modo de utilizar:</text:p>
        <text:p text:style-name="P60"/>
        <text:p text:style-name="P61">$ gcc nome_do_arquivo.c -o nome_do_arquivo -g </text:p>
        <text:p text:style-name="P61"/>
        <text:p text:style-name="P62">//Inicializando gdb </text:p>
        <text:p text:style-name="P62">$ gcc <text:span text:style-name="T21">nome_do_arquivo</text:span></text:p>
        <text:p text:style-name="P62">$ man gdb //Documentação</text:p>
        <text:p text:style-name="P62">$ gdb -h //Utilização</text:p>
        <text:p text:style-name="P63"/>
        <text:p text:style-name="P14"><text:tab/></text:p>
        <text:p text:style-name="P15"><text:tab/>As demais são muito parecidas.</text:p>
        <text:p text:style-name="P15"/>
        <text:p text:style-name="P42"><text:span text:style-name="T29"><text:tab/></text:span><text:span text:style-name="T31">O</text:span><text:span text:style-name="T30"> KGDB </text:span><text:span text:style-name="T31">Oferece uma interface para melhor visualização das operações do debugger gdb.</text:span></text:p>
        <text:p text:style-name="P51"/>
        <text:p text:style-name="P72">O KDBG instalado foi o KDBG – QT 4.8.7, a instalação foi feita via terminal com o comando:</text:p>
        <text:h text:style-name="P54" text:outline-level="1">$ sudo apt-get install kdbg</text:h>
        <text:p text:style-name="P46"/>
        <text:h text:style-name="P55" text:outline-level="1"><text:soft-page-break/><text:span text:style-name="T32">Utilização</text:span><text:span text:style-name="T28">.</text:span></text:h>
        <text:p text:style-name="P31"/>
        <text:h text:style-name="P56" text:outline-level="1">Basta executar o programa clicando no atalho de acesso ou digitando “kdbg” no terminal linux.</text:h>
        <text:p text:style-name="P39"/>
        <text:p text:style-name="P14"><text:tab/><text:tab/></text:p>
        <text:p text:style-name="Standard"><text:span text:style-name="T12"><text:tab/>O </text:span><text:span text:style-name="T13">nasm </text:span><text:span text:style-name="T14">que é um ótimo compilador para Assembler, sua última versão está em 2.xx.01, funciona assim:</text:span></text:p>
        <text:p text:style-name="P14">Primeiro vamos abrir o terminal digitando :</text:p>
        <text:p text:style-name="P15">Ctrl+Alt+t</text:p>
        <text:p text:style-name="P14">você precisa executar os seguintes comandos no terminal:</text:p>
        <text:p text:style-name="P14">1º Vamos atualizar todo o seu sistema com o comando:</text:p>
        <text:p text:style-name="P15">sudo apt-get update</text:p>
        <text:p text:style-name="Standard"><text:span text:style-name="T12">2º Instalando o </text:span><text:span text:style-name="T2">gdb </text:span><text:span text:style-name="T12">com o comando abaixo:</text:span></text:p>
        <text:p text:style-name="P15">sudo apt-get install nasm </text:p>
        <text:p text:style-name="P14">Pronto, seu programa está instalado.</text:p>
        <text:p text:style-name="P14"/>
        <text:p text:style-name="P34">Modo de utilizar:</text:p>
        <text:p text:style-name="P43">Após ter criado o código assembly (nome_do_arquivo.asm) em um editor de texto, basta executar os comandos.</text:p>
        <text:p text:style-name="P43">//Compilar - cria o arquivo nome_do_arquivo.o</text:p>
        <text:p text:style-name="P43"><text:span text:style-name="T20">$ nasm -f elf <text:s/></text:span>nome_do_arquivo<text:span text:style-name="T20">.asm</text:span></text:p>
        <text:p text:style-name="P43">//Criando o executável</text:p>
        <text:p text:style-name="P43"><text:span text:style-name="T20">$ ld </text:span>nome_do_arquivo<text:span text:style-name="T20">.o -o</text:span> nome_do_arquivo</text:p>
        <text:p text:style-name="P43">//Executando</text:p>
        <text:p text:style-name="P43"><text:span text:style-name="T20">$ ./</text:span> nome_do_arquivo</text:p>
        <text:p text:style-name="P43">//Mais informações</text:p>
        <text:p text:style-name="P43"><text:span text:style-name="T20">$ man nasm //</text:span>Documentação</text:p>
        <text:p text:style-name="P35"><text:span text:style-name="T20">$ nasm -h //</text:span>Utilização</text:p>
        <text:p text:style-name="P34"/>
        <text:p text:style-name="P14"/>
        <text:p text:style-name="Standard"><text:span text:style-name="T14">O </text:span><text:span text:style-name="T13">Objdump</text:span><text:span text:style-name="T14">: </text:span></text:p>
        <text:p text:style-name="P14">você precisa executar os seguintes comandos no terminal:</text:p>
        <text:p text:style-name="P14">1º Vamos atualizar todo o seu sistema com o comando:</text:p>
        <text:p text:style-name="P15">sudo apt-get update</text:p>
        <text:p text:style-name="Standard"><text:span text:style-name="T12">2º Instalando o </text:span><text:span text:style-name="T2">gdb </text:span><text:span text:style-name="T12">com o comando abaixo:</text:span></text:p>
        <text:p text:style-name="P15">sudo apt-get install objdump</text:p>
        <text:p text:style-name="P14">Pronto, seu programa está instalado.</text:p>
        <text:p text:style-name="P14"/>
        <text:p text:style-name="P36">Modo de utilizar:</text:p>
        <text:p text:style-name="P44">//Comando principal</text:p>
        <text:p text:style-name="P47">$ objdump -d nome_do_arquivo</text:p>
        <text:p text:style-name="P44">//Mais informações</text:p>
        <text:p text:style-name="P44"><text:span text:style-name="T20">$ man objdump</text:span> //Documentação</text:p>
        <text:p text:style-name="P44"><text:span text:style-name="T20">$ objdump -H</text:span> //Utilização</text:p>
        <text:p text:style-name="P37"/>
        <text:p text:style-name="Standard"><text:span text:style-name="T12">O editor de texto </text:span><text:span text:style-name="T13">Atom:</text:span></text:p>
        <text:p text:style-name="Standard"><text:span text:style-name="T2">Passo 1. Abra um terminal (no Unity use as teclas </text:span><text:span text:style-name="T11">CTRL + ALT + T</text:span><text:span text:style-name="T2">);</text:span></text:p>
        <text:p text:style-name="P8">Passo 2. Se ainda não tiver, adicione o repositório do programa com este comando:</text:p>
        <text:p text:style-name="P12">sudo add-apt-repository ppa:webupd8team/atom</text:p>
        <text:p text:style-name="P8">Passo 3. Atualize o gerenciador de pacotes com o comando:</text:p>
        <text:p text:style-name="P12">sudo apt-get update</text:p>
        <text:p text:style-name="P8">Passo 4. Agora use o comando abaixo para instalar o programa;</text:p>
        <text:p text:style-name="P12">sudo apt-get install atom</text:p>
        <text:p text:style-name="P15"/>
        <text:p text:style-name="P40">Modo de utilizar:</text:p>
        <text:p text:style-name="P41">$ atom nome_do_arquivo.extensão</text:p>
        <text:p text:style-name="P14"><text:tab/><text:tab/></text:p>
        <text:p text:style-name="P27"><text:span text:style-name="T4"><text:s/>O </text:span><text:span text:style-name="T5">bless editor</text:span><text:span text:style-name="T6">: </text:span></text:p>
        <text:p text:style-name="P21">Primeiro vamos abrir o terminal digitando :</text:p>
        <text:p text:style-name="P22">Ctrl+Alt+t</text:p>
        <text:p text:style-name="P21">você precisa executar os seguintes comandos no terminal:</text:p>
        <text:p text:style-name="P21">1º Vamos atualizar todo o seu sistema com o comando:</text:p>
        <text:p text:style-name="P22">sudo apt-get update</text:p>
        <text:p text:style-name="P49">2º Instalando o Bless com o comando abaixo:</text:p>
        <text:p text:style-name="P22">sudo apt-get install bless</text:p>
        <text:p text:style-name="P49">Pronto, seu programa está instalado.</text:p>
        <text:p text:style-name="P48"><text:span text:style-name="T1"><text:tab/></text:span></text:p>
        <text:p text:style-name="P45">Modo de utilização:</text:p>
        <text:h text:style-name="P57" text:outline-level="1">Basta clicar no atalho de acesso ou digitar “bless” no terminal linux.</text:h>
        <text:p text:style-name="P45"/>
        <text:p text:style-name="P29">4. CONCLUSÃO</text:p>
        <text:p text:style-name="P23"/>
        <text:p text:style-name="P17"><text:soft-page-break/>Através do presente trabalho evidenciou-se que a instalação das ferramentas apresentadas são muito simples utilizando a o próprio terminal <text:span text:style-name="T24">do Linux e além disso demonstrou-se que a utilização das mesmas não são complexas</text:span>. Além disso, o tutorial orienta com clareza aqueles que desejam instalar não só as ferramentas mencionadas, <text:span text:style-name="T24">mas outros tipos de aplicações,</text:span> pois a maioria das outras ferramentas seguem o mesmo modelo de insta<text:span text:style-name="T24">la</text:span>ção no GNU/Linux.</text:p>
        <text:p text:style-name="P18"/>
        <text:p text:style-name="P30">5. REFERÊNCIAS</text:p>
        <text:p text:style-name="P30"/>
        <text:p text:style-name="P53"/>
        <text:list xml:id="list1040820957230150308" text:style-name="WW8Num4">
          <text:list-item>
            <text:p text:style-name="P52"><text:s/>Software básico. Wikipédia. [2017]. Disponível em: <text:s text:c="5"/><text:a xlink:type="simple" xlink:href="https://pt.wikipedia.org/wiki/Software_básico" text:style-name="Internet_20_link" text:visited-style-name="Visited_20_Internet_20_Link"><text:span text:style-name="Internet_20_link"><text:span text:style-name="T25">https://pt.wikipedia.org/wiki/Software_básico</text:span></text:span></text:a></text:p>
          </text:list-item>
        </text:list>
        <text:p text:style-name="P53"/>
        <text:list xml:id="list230804432676492" text:continue-numbering="true" text:style-name="WW8Num4">
          <text:list-item>
            <text:p text:style-name="P64">Fábio M. Oliveira. Usando o compilador GCC. Viva o Linux. <text:s text:c="12"/>[2007]. Disponível em:</text:p>
          </text:list-item>
        </text:list>
        <text:p text:style-name="P69"><text:a xlink:type="simple" xlink:href="https://www.vivaaolinux.com.br/dica/Usando-o-compilaldor-gcc" text:style-name="Internet_20_link" text:visited-style-name="Visited_20_Internet_20_Link"><text:span text:style-name="Internet_20_link"><text:span text:style-name="T26">https://www.vivaaolinux.com.br/dica/Usando-o-compilaldor-gcc</text:span></text:span></text:a></text:p>
        <text:p text:style-name="P67"><text:tab/><text:tab/></text:p>
        <text:list xml:id="list230803710363584" text:continue-numbering="true" text:style-name="WW8Num4">
          <text:list-item>
            <text:p text:style-name="P64">GNU Compiler Collection. Wikipédia. [2016]. Disponível em:</text:p>
          </text:list-item>
        </text:list>
        <text:p text:style-name="P68"><text:span text:style-name="T27"><text:s text:c="14"/></text:span><text:a xlink:type="simple" xlink:href="https://pt.wikipedia.org/wiki/GNU_Compiler" text:style-name="Internet_20_link" text:visited-style-name="Visited_20_Internet_20_Link"><text:span text:style-name="Internet_20_link"><text:span text:style-name="T26">https://pt.wikipedia.org/wiki/GNU_Compiler</text:span></text:span></text:a><text:a xlink:type="simple" xlink:href="https://pt.wikipedia.org/wiki/GNU_Compiler_Collection" text:style-name="Internet_20_link" text:visited-style-name="Visited_20_Internet_20_Link"><text:span text:style-name="Internet_20_link"><text:span text:style-name="T26">_ <text:s text:c="3"/>Collection</text:span></text:span></text:a></text:p>
        <text:p text:style-name="P71"/>
        <text:list xml:id="list230803553768014" text:continue-numbering="true" text:style-name="WW8Num4">
          <text:list-item>
            <text:p text:style-name="P65"><text:span text:style-name="T27"><text:s/>Ferramentas de Dump do Sistema. IBM. [2017]. Disponível em: <text:s text:c="64"/></text:span><text:a xlink:type="simple" xlink:href="https://www.ibm.com/support/knowledgecenter/pt-br/SSYKE2_8.0.0/com.ibm.java.lnx.80.doc/diag/problem_determination/linux_system_dumps.html" text:style-name="Internet_20_link" text:visited-style-name="Visited_20_Internet_20_Link"><text:span text:style-name="Internet_20_link"><text:span text:style-name="T26">https://www.ibm.com/support/knowledgecenter/pt-br/SSYKE2_8.0.0/com.ibm.java.lnx.80.doc/diag/problem_determination/linux_system_dumps.html</text:span></text:span></text:a></text:p>
          </text:list-item>
        </text:list>
        <text:p text:style-name="P70"/>
        <text:list xml:id="list230803528162126" text:continue-numbering="true" text:style-name="WW8Num4">
          <text:list-item>
            <text:p text:style-name="P64">Compilando programa com Nasm. [2017]</text:p>
          </text:list-item>
        </text:list>
        <text:p text:style-name="P69"><text:a xlink:type="simple" xlink:href="http://br.ccm.net/faq/8005-compilar-um-programa-de-linguagem-de-montagem-com-o-nasm" text:style-name="Internet_20_link" text:visited-style-name="Visited_20_Internet_20_Link"><text:span text:style-name="Internet_20_link"><text:span text:style-name="T27">http://br.ccm.net/faq/8005-compilar-um-programa-de-linguagem-de-montagem-com-o-nasm</text:span></text:span></text:a></text:p>
        <text:p text:style-name="P66"/>
        <text:p text:style-name="P18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language="en" fo:country="US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language="en" fo:country="U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0.751cm"/>
        </style:tab-stops>
      </style:paragraph-properties>
      <style:text-properties fo:font-size="12pt" fo:language="en" fo:country="US" fo:font-style="italic" fo:font-weight="bold" style:font-size-asian="12pt" style:font-style-asian="italic" style:font-weight-asian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font-size="12pt" fo:language="en" fo:country="US" style:font-size-asian="12pt"/>
    </style:style>
    <style:style style:name="Body_20_Text_20_Indent_20_2" style:display-name="Body Text Indent 2" style:family="paragraph" style:parent-style-name="Standard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size="12pt" fo:language="en" fo:country="US" style:font-size-asian="12pt"/>
    </style:style>
    <style:style style:name="Body_20_Text_20_Indent_20_3" style:display-name="Body Text Indent 3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size="12pt" fo:language="en" fo:country="US" style:font-size-asian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-Body_20_Text_20_2" style:display-name="WW-Body Text 2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fo:font-weight="bold" style:font-size-asian="12pt" style:font-weight-asian="bold"/>
    </style:style>
    <style:style style:name="Body_20_Text_20_3" style:display-name="Body Text 3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0.635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8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8.292cm" style:type="center"/>
          <style:tab-stop style:position="12.885cm"/>
          <style:tab-stop style:position="15cm" style:type="right"/>
        </style:tab-stops>
      </style:paragraph-properties>
    </style:style>
    <style:style style:name="MP3" style:family="paragraph" style:parent-style-name="Footer">
      <style:text-properties fo:font-size="8pt" fo:font-style="italic" style:font-size-asian="8pt" style:font-style-asian="italic" style:font-size-complex="8pt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0cm" fo:margin-left="2.501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2cm" style:dynamic-spacing="true"/>
      </style:header-style>
      <style:footer-style>
        <style:header-footer-properties fo:min-height="2.501cm" fo:margin-left="0cm" fo:margin-right="0cm" fo:margin-top="2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4" text:anchor-type="as-char" svg:width="2.884cm" svg:height="3.808cm" draw:z-index="2"><draw:image xlink:href="Pictures/10000000000000EB00000135D072F21EC71479FD.jpg" xlink:type="simple" xlink:show="embed" xlink:actuate="onLoad"/></draw:frame></text:p>
      </style:header>
      <style:footer>
        <text:p text:style-name="MP2">Organização e Recuperação da Informação - 2016.1</text:p>
        <text:p text:style-name="MP3">MSc. Leard de Oliveira Fernandes</text:p>
        <text:p text:style-name="MP3"/>
        <text:p text:style-name="MP4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Colegiado Computação</meta:initial-creator>
    <meta:creation-date>2013-07-08T21:19:00</meta:creation-date>
    <dc:date>2018-03-17T23:07:52.436880081</dc:date>
    <meta:print-date>2000-06-01T17:33:00</meta:print-date>
    <meta:editing-cycles>79</meta:editing-cycles>
    <meta:editing-duration>PT12H34M50S</meta:editing-duration>
    <meta:generator>LibreOffice/5.1.6.2$Linux_x86 LibreOffice_project/10m0$Build-2</meta:generator>
    <meta:document-statistic meta:table-count="0" meta:image-count="1" meta:object-count="0" meta:page-count="3" meta:paragraph-count="108" meta:word-count="786" meta:character-count="5588" meta:non-whitespace-character-count="4776"/>
  </office:meta>
</office:document-meta>
</file>